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alaa@alaa-QEMU-Virtual-Machine:~/RL_Project-master/synthatic/routerless/src$ ./booksim examples/rl-tradeoffs/rlBetaUniform-runs/rl4x4/rl4x4</text:p>
      <text:p text:style-name="Standard">BEGIN Configuration File: examples/rl-tradeoffs/rlBetaUniform-runs/rl4x4/rl4x4</text:p>
      <text:p text:style-name="Standard">// $Id: singleconfig 1535 2009-09-16 16:21:01Z dub $</text:p>
      <text:p text:style-name="Standard"/>
      <text:p text:style-name="Standard">// Copyright (c) 2007-2009, Trustees of The Leland Stanford Junior University</text:p>
      <text:p text:style-name="Standard">// All rights reserved.</text:p>
      <text:p text:style-name="Standard">//</text:p>
      <text:p text:style-name="Standard">// Redistribution and use in source and binary forms, with or without</text:p>
      <text:p text:style-name="Standard">// modification, are permitted provided that the following conditions are met:</text:p>
      <text:p text:style-name="Standard">//</text:p>
      <text:p text:style-name="Standard">// Redistributions of source code must retain the above copyright notice, this</text:p>
      <text:p text:style-name="Standard">// list of conditions and the following disclaimer.</text:p>
      <text:p text:style-name="Standard">// Redistributions in binary form must reproduce the above copyright notice,</text:p>
      <text:p text:style-name="Standard">// this list of conditions and the following disclaimer in the documentation</text:p>
      <text:p text:style-name="Standard">// and/or other materials provided with the distribution.</text:p>
      <text:p text:style-name="Standard">// Neither the name of the Stanford University nor the names of its contributors</text:p>
      <text:p text:style-name="Standard">// may be used to endorse or promote products derived from this software without</text:p>
      <text:p text:style-name="Standard">// specific prior written permission.</text:p>
      <text:p text:style-name="Standard">//</text:p>
      <text:p text:style-name="Standard">// THIS SOFTWARE IS PROVIDED BY THE COPYRIGHT HOLDERS AND CONTRIBUTORS "AS IS"</text:p>
      <text:p text:style-name="Standard">// AND ANY EXPRESS OR IMPLIED WARRANTIES, INCLUDING, BUT NOT LIMITED TO, THE</text:p>
      <text:p text:style-name="Standard">// IMPLIED WARRANTIES OF MERCHANTABILITY AND FITNESS FOR A PARTICULAR PURPOSE</text:p>
      <text:p text:style-name="Standard">// ARE DISCLAIMED. IN NO EVENT SHALL THE COPYRIGHT OWNER OR CONTRIBUTORS BE</text:p>
      <text:p text:style-name="Standard">// LIABLE FOR ANY DIRECT, INDIRECT, INCIDENTAL, SPECIAL, EXEMPLARY, OR</text:p>
      <text:p text:style-name="Standard">// CONSEQUENTIAL DAMAGES (INCLUDING, BUT NOT LIMITED TO, PROCUREMENT OF</text:p>
      <text:p text:style-name="Standard">// SUBSTITUTE GOODS OR SERVICES; LOSS OF USE, DATA, OR PROFITS; OR BUSINESS</text:p>
      <text:p text:style-name="Standard">// INTERRUPTION) HOWEVER CAUSED AND ON ANY THEORY OF LIABILITY, WHETHER IN</text:p>
      <text:p text:style-name="Standard">// CONTRACT, STRICT LIABILITY, OR TORT (INCLUDING NEGLIGENCE OR OTHERWISE)</text:p>
      <text:p text:style-name="Standard">// ARISING IN ANY WAY OUT OF THE USE OF THIS SOFTWARE, EVEN IF ADVISED OF THE</text:p>
      <text:p text:style-name="Standard">// POSSIBILITY OF SUCH DAMAGE.</text:p>
      <text:p text:style-name="Standard"/>
      <text:p text:style-name="Standard">//A single cross 10X10 cross bar under injection mode</text:p>
      <text:p text:style-name="Standard"/>
      <text:p text:style-name="Standard">topology = routerless;</text:p>
      <text:p text:style-name="Standard"/>
      <text:p text:style-name="Standard">use_space_while_stall = 1;</text:p>
      <text:p text:style-name="Standard"/>
      <text:p text:style-name="Standard">router = rlBeta;</text:p>
      <text:p text:style-name="Standard">extension_buffers = 2;</text:p>
      <text:p text:style-name="Standard"/>
      <text:p text:style-name="Standard">routing_function = min;</text:p>
      <text:p text:style-name="Standard">network_file = rl4x4.txt;</text:p>
      <text:p text:style-name="Standard">traffic = uniform;</text:p>
      <text:p text:style-name="Standard"><text:soft-page-break/></text:p>
      <text:p text:style-name="Standard">sample_period = 100000;</text:p>
      <text:p text:style-name="Standard">injection_rate = 0.24; </text:p>
      <text:p text:style-name="Standard"/>
      <text:p text:style-name="Standard">ejectors = 2;</text:p>
      <text:p text:style-name="Standard">buffer_policy = private;</text:p>
      <text:p text:style-name="Standard">routing_delay = 0;</text:p>
      <text:p text:style-name="Standard"/>
      <text:p text:style-name="Standard">packet_size = 5;</text:p>
      <text:p text:style-name="Standard">wait_for_tail_credit = 0; //must be set to false</text:p>
      <text:p text:style-name="Standard">num_vcs <text:s text:c="4"/>= 1;</text:p>
      <text:p text:style-name="Standard">vc_buf_size = 5;</text:p>
      <text:p text:style-name="Standard">small_buf_size = 1;</text:p>
      <text:p text:style-name="Standard">big_buf_size = 5; //big must equal to vc_buf_size</text:p>
      <text:p text:style-name="Standard">output_to_file = 1;</text:p>
      <text:p text:style-name="Standard">output_file_name = runs/rlBetaUniform4x4Output;</text:p>
      <text:p text:style-name="Standard"/>
      <text:p text:style-name="Standard">END Configuration File: examples/rl-tradeoffs/rlBetaUniform-runs/rl4x4/rl4x4</text:p>
      <text:p text:style-name="Standard">The number of channels = 80</text:p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Ring Configur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------------------ [ Router-to-Node ] -------------------</text:p>
      <text:p text:style-name="Standard"><text:s/>--- 0 has BufState size = 2147483647</text:p>
      <text:p text:style-name="Standard">0 -to- 0</text:p>
      <text:p text:style-name="Standard"><text:s/>--- 1 has BufState size = 2147483647</text:p>
      <text:p text:style-name="Standard">1 -to- 1</text:p>
      <text:p text:style-name="Standard"><text:s/>--- 2 has BufState size = 2147483647</text:p>
      <text:p text:style-name="Standard">2 -to- 2</text:p>
      <text:p text:style-name="Standard"><text:s/>--- 3 has BufState size = 2147483647</text:p>
      <text:p text:style-name="Standard">3 -to- 3</text:p>
      <text:p text:style-name="Standard"><text:s/>--- 4 has BufState size = 2147483647</text:p>
      <text:p text:style-name="Standard">4 -to- 4</text:p>
      <text:p text:style-name="Standard"><text:s/>--- 5 has BufState size = 2147483647</text:p>
      <text:p text:style-name="Standard">5 -to- 5</text:p>
      <text:p text:style-name="Standard"><text:s/>--- 6 has BufState size = 2147483647</text:p>
      <text:p text:style-name="Standard">6 -to- 6</text:p>
      <text:p text:style-name="Standard"><text:s/>--- 7 has BufState size = 2147483647</text:p>
      <text:p text:style-name="Standard">7 -to- 7</text:p>
      <text:p text:style-name="Standard"><text:s/>--- 8 has BufState size = 2147483647</text:p>
      <text:p text:style-name="Standard">8 -to- 8</text:p>
      <text:p text:style-name="Standard"><text:s/>--- 9 has BufState size = 2147483647</text:p>
      <text:p text:style-name="Standard">9 -to- 9</text:p>
      <text:p text:style-name="Standard"><text:s/>--- 10 has BufState size = 2147483647</text:p>
      <text:p text:style-name="Standard">10 -to- 10</text:p>
      <text:p text:style-name="Standard"><text:s/>--- 11 has BufState size = 2147483647</text:p>
      <text:p text:style-name="Standard">11 -to- 11</text:p>
      <text:p text:style-name="Standard"><text:soft-page-break/><text:s/>--- 12 has BufState size = 2147483647</text:p>
      <text:p text:style-name="Standard">12 -to- 12</text:p>
      <text:p text:style-name="Standard"><text:s/>--- 13 has BufState size = 2147483647</text:p>
      <text:p text:style-name="Standard">13 -to- 13</text:p>
      <text:p text:style-name="Standard"><text:s/>--- 14 has BufState size = 2147483647</text:p>
      <text:p text:style-name="Standard">14 -to- 14</text:p>
      <text:p text:style-name="Standard"><text:s/>--- 15 has BufState size = 2147483647</text:p>
      <text:p text:style-name="Standard">15 -to- 15</text:p>
      <text:p text:style-name="Standard"/>
      <text:p text:style-name="Standard"/>
      <text:p text:style-name="Standard">------------------- [ Rings List ] --------------------</text:p>
      <text:p text:style-name="Standard"/>
      <text:p text:style-name="Standard"/>
      <text:p text:style-name="Standard">Ring ID = 1</text:p>
      <text:p text:style-name="Standard">Ring List = [4, 8, 12, 13, 14, 15, 11, 7, 3, 2, 1, 0 ]</text:p>
      <text:p text:style-name="Standard">Ring ID = 2</text:p>
      <text:p text:style-name="Standard">Ring List = [0, 1, 5, 9, 13, 12, 8, 4 ]</text:p>
      <text:p text:style-name="Standard">Ring ID = 3</text:p>
      <text:p text:style-name="Standard">Ring List = [0, 1, 2, 6, 10, 14, 13, 12, 8, 4 ]</text:p>
      <text:p text:style-name="Standard">Ring ID = 4</text:p>
      <text:p text:style-name="Standard">Ring List = [1, 2, 3, 7, 11, 15, 14, 13, 9, 5 ]</text:p>
      <text:p text:style-name="Standard">Ring ID = 5</text:p>
      <text:p text:style-name="Standard">Ring List = [2, 3, 7, 11, 15, 14, 10, 6 ]</text:p>
      <text:p text:style-name="Standard">Ring ID = 6</text:p>
      <text:p text:style-name="Standard">Ring List = [0, 1, 2, 3, 7, 6, 5, 4 ]</text:p>
      <text:p text:style-name="Standard">Ring ID = 7</text:p>
      <text:p text:style-name="Standard">Ring List = [4, 5, 6, 7, 11, 10, 9, 8 ]</text:p>
      <text:p text:style-name="Standard">Ring ID = 8</text:p>
      <text:p text:style-name="Standard">Ring List = [8, 9, 10, 11, 15, 14, 13, 12 ]</text:p>
      <text:p text:style-name="Standard">Ring ID = 9</text:p>
      <text:p text:style-name="Standard">Ring List = [5, 6, 10, 9 ]</text:p>
      <text:p text:style-name="Standard">Ring ID = 10</text:p>
      <text:p text:style-name="Standard">Ring List = [9, 10, 6, 5 ]</text:p>
      <text:p text:style-name="Standard">At router 0 = 0</text:p>
      <text:p text:style-name="Standard">input <text:s text:c="2"/>1 is a channel to 0 to 1 (Ring 1)</text:p>
      <text:p text:style-name="Standard">input <text:s text:c="2"/>2 is a channel to 0 to 4 (Ring 2)</text:p>
      <text:p text:style-name="Standard">input <text:s text:c="2"/>3 is a channel to 0 to 4 (Ring 3)</text:p>
      <text:p text:style-name="Standard">input <text:s text:c="2"/>4 is a channel to 0 to 4 (Ring 6)</text:p>
      <text:p text:style-name="Standard">Output <text:s/>1 is a channel from 0 to 4 (Ring 1)</text:p>
      <text:p text:style-name="Standard">Output <text:s/>2 is a channel from 0 to 1 (Ring 2)</text:p>
      <text:p text:style-name="Standard">Output <text:s/>3 is a channel from 0 to 1 (Ring 3)</text:p>
      <text:p text:style-name="Standard">Output <text:s/>4 is a channel from 0 to 1 (Ring 6)</text:p>
      <text:p text:style-name="Standard">At router 1 = 1</text:p>
      <text:p text:style-name="Standard">input <text:s text:c="2"/>1 is a channel to 1 to 2 (Ring 1)</text:p>
      <text:p text:style-name="Standard">input <text:s text:c="2"/>2 is a channel to 1 to 0 (Ring 2)</text:p>
      <text:p text:style-name="Standard">input <text:s text:c="2"/>3 is a channel to 1 to 0 (Ring 3)</text:p>
      <text:p text:style-name="Standard">input <text:s text:c="2"/>4 is a channel to 1 to 5 (Ring 4)</text:p>
      <text:p text:style-name="Standard">input <text:s text:c="2"/>5 is a channel to 1 to 0 (Ring 6)</text:p>
      <text:p text:style-name="Standard">Output <text:s/>1 is a channel from 1 to 0 (Ring 1)</text:p>
      <text:p text:style-name="Standard">Output <text:s/>2 is a channel from 1 to 5 (Ring 2)</text:p>
      <text:p text:style-name="Standard">Output <text:s/>3 is a channel from 1 to 2 (Ring 3)</text:p>
      <text:p text:style-name="Standard">Output <text:s/>4 is a channel from 1 to 2 (Ring 4)</text:p>
      <text:p text:style-name="Standard"><text:soft-page-break/>Output <text:s/>5 is a channel from 1 to 2 (Ring 6)</text:p>
      <text:p text:style-name="Standard">At router 2 = 2</text:p>
      <text:p text:style-name="Standard">input <text:s text:c="2"/>1 is a channel to 2 to 3 (Ring 1)</text:p>
      <text:p text:style-name="Standard">input <text:s text:c="2"/>2 is a channel to 2 to 1 (Ring 3)</text:p>
      <text:p text:style-name="Standard">input <text:s text:c="2"/>3 is a channel to 2 to 1 (Ring 4)</text:p>
      <text:p text:style-name="Standard">input <text:s text:c="2"/>4 is a channel to 2 to 6 (Ring 5)</text:p>
      <text:p text:style-name="Standard">input <text:s text:c="2"/>5 is a channel to 2 to 1 (Ring 6)</text:p>
      <text:p text:style-name="Standard">Output <text:s/>1 is a channel from 2 to 1 (Ring 1)</text:p>
      <text:p text:style-name="Standard">Output <text:s/>2 is a channel from 2 to 6 (Ring 3)</text:p>
      <text:p text:style-name="Standard">Output <text:s/>3 is a channel from 2 to 3 (Ring 4)</text:p>
      <text:p text:style-name="Standard">Output <text:s/>4 is a channel from 2 to 3 (Ring 5)</text:p>
      <text:p text:style-name="Standard">Output <text:s/>5 is a channel from 2 to 3 (Ring 6)</text:p>
      <text:p text:style-name="Standard">At router 3 = 3</text:p>
      <text:p text:style-name="Standard">input <text:s text:c="2"/>1 is a channel to 3 to 7 (Ring 1)</text:p>
      <text:p text:style-name="Standard">input <text:s text:c="2"/>2 is a channel to 3 to 2 (Ring 4)</text:p>
      <text:p text:style-name="Standard">input <text:s text:c="2"/>3 is a channel to 3 to 2 (Ring 5)</text:p>
      <text:p text:style-name="Standard">input <text:s text:c="2"/>4 is a channel to 3 to 2 (Ring 6)</text:p>
      <text:p text:style-name="Standard">Output <text:s/>1 is a channel from 3 to 2 (Ring 1)</text:p>
      <text:p text:style-name="Standard">Output <text:s/>2 is a channel from 3 to 7 (Ring 4)</text:p>
      <text:p text:style-name="Standard">Output <text:s/>3 is a channel from 3 to 7 (Ring 5)</text:p>
      <text:p text:style-name="Standard">Output <text:s/>4 is a channel from 3 to 7 (Ring 6)</text:p>
      <text:p text:style-name="Standard">At router 4 = 4</text:p>
      <text:p text:style-name="Standard">input <text:s text:c="2"/>1 is a channel to 4 to 0 (Ring 1)</text:p>
      <text:p text:style-name="Standard">input <text:s text:c="2"/>2 is a channel to 4 to 8 (Ring 2)</text:p>
      <text:p text:style-name="Standard">input <text:s text:c="2"/>3 is a channel to 4 to 8 (Ring 3)</text:p>
      <text:p text:style-name="Standard">input <text:s text:c="2"/>4 is a channel to 4 to 5 (Ring 6)</text:p>
      <text:p text:style-name="Standard">input <text:s text:c="2"/>5 is a channel to 4 to 8 (Ring 7)</text:p>
      <text:p text:style-name="Standard">Output <text:s/>1 is a channel from 4 to 8 (Ring 1)</text:p>
      <text:p text:style-name="Standard">Output <text:s/>2 is a channel from 4 to 0 (Ring 2)</text:p>
      <text:p text:style-name="Standard">Output <text:s/>3 is a channel from 4 to 0 (Ring 3)</text:p>
      <text:p text:style-name="Standard">Output <text:s/>4 is a channel from 4 to 0 (Ring 6)</text:p>
      <text:p text:style-name="Standard">Output <text:s/>5 is a channel from 4 to 5 (Ring 7)</text:p>
      <text:p text:style-name="Standard">At router 5 = 5</text:p>
      <text:p text:style-name="Standard">input <text:s text:c="2"/>1 is a channel to 5 to 1 (Ring 2)</text:p>
      <text:p text:style-name="Standard">input <text:s text:c="2"/>2 is a channel to 5 to 9 (Ring 4)</text:p>
      <text:p text:style-name="Standard">input <text:s text:c="2"/>3 is a channel to 5 to 6 (Ring 6)</text:p>
      <text:p text:style-name="Standard">input <text:s text:c="2"/>4 is a channel to 5 to 4 (Ring 7)</text:p>
      <text:p text:style-name="Standard">input <text:s text:c="2"/>5 is a channel to 5 to 9 (Ring 9)</text:p>
      <text:p text:style-name="Standard">input <text:s text:c="2"/>6 is a channel to 5 to 6 (Ring 10)</text:p>
      <text:p text:style-name="Standard">Output <text:s/>1 is a channel from 5 to 9 (Ring 2)</text:p>
      <text:p text:style-name="Standard">Output <text:s/>2 is a channel from 5 to 1 (Ring 4)</text:p>
      <text:p text:style-name="Standard">Output <text:s/>3 is a channel from 5 to 4 (Ring 6)</text:p>
      <text:p text:style-name="Standard">Output <text:s/>4 is a channel from 5 to 6 (Ring 7)</text:p>
      <text:p text:style-name="Standard">Output <text:s/>5 is a channel from 5 to 6 (Ring 9)</text:p>
      <text:p text:style-name="Standard">Output <text:s/>6 is a channel from 5 to 9 (Ring 10)</text:p>
      <text:p text:style-name="Standard">At router 6 = 6</text:p>
      <text:p text:style-name="Standard">input <text:s text:c="2"/>1 is a channel to 6 to 2 (Ring 3)</text:p>
      <text:p text:style-name="Standard">input <text:s text:c="2"/>2 is a channel to 6 to 10 (Ring 5)</text:p>
      <text:p text:style-name="Standard">input <text:s text:c="2"/>3 is a channel to 6 to 7 (Ring 6)</text:p>
      <text:p text:style-name="Standard">input <text:s text:c="2"/>4 is a channel to 6 to 5 (Ring 7)</text:p>
      <text:p text:style-name="Standard">input <text:s text:c="2"/>5 is a channel to 6 to 5 (Ring 9)</text:p>
      <text:p text:style-name="Standard">input <text:s text:c="2"/>6 is a channel to 6 to 10 (Ring 10)</text:p>
      <text:p text:style-name="Standard"><text:soft-page-break/>Output <text:s/>1 is a channel from 6 to 10 (Ring 3)</text:p>
      <text:p text:style-name="Standard">Output <text:s/>2 is a channel from 6 to 2 (Ring 5)</text:p>
      <text:p text:style-name="Standard">Output <text:s/>3 is a channel from 6 to 5 (Ring 6)</text:p>
      <text:p text:style-name="Standard">Output <text:s/>4 is a channel from 6 to 7 (Ring 7)</text:p>
      <text:p text:style-name="Standard">Output <text:s/>5 is a channel from 6 to 10 (Ring 9)</text:p>
      <text:p text:style-name="Standard">Output <text:s/>6 is a channel from 6 to 5 (Ring 10)</text:p>
      <text:p text:style-name="Standard">At router 7 = 7</text:p>
      <text:p text:style-name="Standard">input <text:s text:c="2"/>1 is a channel to 7 to 11 (Ring 1)</text:p>
      <text:p text:style-name="Standard">input <text:s text:c="2"/>2 is a channel to 7 to 3 (Ring 4)</text:p>
      <text:p text:style-name="Standard">input <text:s text:c="2"/>3 is a channel to 7 to 3 (Ring 5)</text:p>
      <text:p text:style-name="Standard">input <text:s text:c="2"/>4 is a channel to 7 to 3 (Ring 6)</text:p>
      <text:p text:style-name="Standard">input <text:s text:c="2"/>5 is a channel to 7 to 6 (Ring 7)</text:p>
      <text:p text:style-name="Standard">Output <text:s/>1 is a channel from 7 to 3 (Ring 1)</text:p>
      <text:p text:style-name="Standard">Output <text:s/>2 is a channel from 7 to 11 (Ring 4)</text:p>
      <text:p text:style-name="Standard">Output <text:s/>3 is a channel from 7 to 11 (Ring 5)</text:p>
      <text:p text:style-name="Standard">Output <text:s/>4 is a channel from 7 to 6 (Ring 6)</text:p>
      <text:p text:style-name="Standard">Output <text:s/>5 is a channel from 7 to 11 (Ring 7)</text:p>
      <text:p text:style-name="Standard">At router 8 = 8</text:p>
      <text:p text:style-name="Standard">input <text:s text:c="2"/>1 is a channel to 8 to 4 (Ring 1)</text:p>
      <text:p text:style-name="Standard">input <text:s text:c="2"/>2 is a channel to 8 to 12 (Ring 2)</text:p>
      <text:p text:style-name="Standard">input <text:s text:c="2"/>3 is a channel to 8 to 12 (Ring 3)</text:p>
      <text:p text:style-name="Standard">input <text:s text:c="2"/>4 is a channel to 8 to 9 (Ring 7)</text:p>
      <text:p text:style-name="Standard">input <text:s text:c="2"/>5 is a channel to 8 to 12 (Ring 8)</text:p>
      <text:p text:style-name="Standard">Output <text:s/>1 is a channel from 8 to 12 (Ring 1)</text:p>
      <text:p text:style-name="Standard">Output <text:s/>2 is a channel from 8 to 4 (Ring 2)</text:p>
      <text:p text:style-name="Standard">Output <text:s/>3 is a channel from 8 to 4 (Ring 3)</text:p>
      <text:p text:style-name="Standard">Output <text:s/>4 is a channel from 8 to 4 (Ring 7)</text:p>
      <text:p text:style-name="Standard">Output <text:s/>5 is a channel from 8 to 9 (Ring 8)</text:p>
      <text:p text:style-name="Standard">At router 9 = 9</text:p>
      <text:p text:style-name="Standard">input <text:s text:c="2"/>1 is a channel to 9 to 5 (Ring 2)</text:p>
      <text:p text:style-name="Standard">input <text:s text:c="2"/>2 is a channel to 9 to 13 (Ring 4)</text:p>
      <text:p text:style-name="Standard">input <text:s text:c="2"/>3 is a channel to 9 to 10 (Ring 7)</text:p>
      <text:p text:style-name="Standard">input <text:s text:c="2"/>4 is a channel to 9 to 8 (Ring 8)</text:p>
      <text:p text:style-name="Standard">input <text:s text:c="2"/>5 is a channel to 9 to 10 (Ring 9)</text:p>
      <text:p text:style-name="Standard">input <text:s text:c="2"/>6 is a channel to 9 to 5 (Ring 10)</text:p>
      <text:p text:style-name="Standard">Output <text:s/>1 is a channel from 9 to 13 (Ring 2)</text:p>
      <text:p text:style-name="Standard">Output <text:s/>2 is a channel from 9 to 5 (Ring 4)</text:p>
      <text:p text:style-name="Standard">Output <text:s/>3 is a channel from 9 to 8 (Ring 7)</text:p>
      <text:p text:style-name="Standard">Output <text:s/>4 is a channel from 9 to 10 (Ring 8)</text:p>
      <text:p text:style-name="Standard">Output <text:s/>5 is a channel from 9 to 5 (Ring 9)</text:p>
      <text:p text:style-name="Standard">Output <text:s/>6 is a channel from 9 to 10 (Ring 10)</text:p>
      <text:p text:style-name="Standard">At router 10 = 10</text:p>
      <text:p text:style-name="Standard">input <text:s text:c="2"/>1 is a channel to 10 to 6 (Ring 3)</text:p>
      <text:p text:style-name="Standard">input <text:s text:c="2"/>2 is a channel to 10 to 14 (Ring 5)</text:p>
      <text:p text:style-name="Standard">input <text:s text:c="2"/>3 is a channel to 10 to 11 (Ring 7)</text:p>
      <text:p text:style-name="Standard">input <text:s text:c="2"/>4 is a channel to 10 to 9 (Ring 8)</text:p>
      <text:p text:style-name="Standard">input <text:s text:c="2"/>5 is a channel to 10 to 6 (Ring 9)</text:p>
      <text:p text:style-name="Standard">input <text:s text:c="2"/>6 is a channel to 10 to 9 (Ring 10)</text:p>
      <text:p text:style-name="Standard">Output <text:s/>1 is a channel from 10 to 14 (Ring 3)</text:p>
      <text:p text:style-name="Standard">Output <text:s/>2 is a channel from 10 to 6 (Ring 5)</text:p>
      <text:p text:style-name="Standard">Output <text:s/>3 is a channel from 10 to 9 (Ring 7)</text:p>
      <text:p text:style-name="Standard">Output <text:s/>4 is a channel from 10 to 11 (Ring 8)</text:p>
      <text:p text:style-name="Standard"><text:soft-page-break/>Output <text:s/>5 is a channel from 10 to 9 (Ring 9)</text:p>
      <text:p text:style-name="Standard">Output <text:s/>6 is a channel from 10 to 6 (Ring 10)</text:p>
      <text:p text:style-name="Standard">At router 11 = 11</text:p>
      <text:p text:style-name="Standard">input <text:s text:c="2"/>1 is a channel to 11 to 15 (Ring 1)</text:p>
      <text:p text:style-name="Standard">input <text:s text:c="2"/>2 is a channel to 11 to 7 (Ring 4)</text:p>
      <text:p text:style-name="Standard">input <text:s text:c="2"/>3 is a channel to 11 to 7 (Ring 5)</text:p>
      <text:p text:style-name="Standard">input <text:s text:c="2"/>4 is a channel to 11 to 7 (Ring 7)</text:p>
      <text:p text:style-name="Standard">input <text:s text:c="2"/>5 is a channel to 11 to 10 (Ring 8)</text:p>
      <text:p text:style-name="Standard">Output <text:s/>1 is a channel from 11 to 7 (Ring 1)</text:p>
      <text:p text:style-name="Standard">Output <text:s/>2 is a channel from 11 to 15 (Ring 4)</text:p>
      <text:p text:style-name="Standard">Output <text:s/>3 is a channel from 11 to 15 (Ring 5)</text:p>
      <text:p text:style-name="Standard">Output <text:s/>4 is a channel from 11 to 10 (Ring 7)</text:p>
      <text:p text:style-name="Standard">Output <text:s/>5 is a channel from 11 to 15 (Ring 8)</text:p>
      <text:p text:style-name="Standard">At router 12 = 12</text:p>
      <text:p text:style-name="Standard">input <text:s text:c="2"/>1 is a channel to 12 to 8 (Ring 1)</text:p>
      <text:p text:style-name="Standard">input <text:s text:c="2"/>2 is a channel to 12 to 13 (Ring 2)</text:p>
      <text:p text:style-name="Standard">input <text:s text:c="2"/>3 is a channel to 12 to 13 (Ring 3)</text:p>
      <text:p text:style-name="Standard">input <text:s text:c="2"/>4 is a channel to 12 to 13 (Ring 8)</text:p>
      <text:p text:style-name="Standard">Output <text:s/>1 is a channel from 12 to 13 (Ring 1)</text:p>
      <text:p text:style-name="Standard">Output <text:s/>2 is a channel from 12 to 8 (Ring 2)</text:p>
      <text:p text:style-name="Standard">Output <text:s/>3 is a channel from 12 to 8 (Ring 3)</text:p>
      <text:p text:style-name="Standard">Output <text:s/>4 is a channel from 12 to 8 (Ring 8)</text:p>
      <text:p text:style-name="Standard">At router 13 = 13</text:p>
      <text:p text:style-name="Standard">input <text:s text:c="2"/>1 is a channel to 13 to 12 (Ring 1)</text:p>
      <text:p text:style-name="Standard">input <text:s text:c="2"/>2 is a channel to 13 to 9 (Ring 2)</text:p>
      <text:p text:style-name="Standard">input <text:s text:c="2"/>3 is a channel to 13 to 14 (Ring 3)</text:p>
      <text:p text:style-name="Standard">input <text:s text:c="2"/>4 is a channel to 13 to 14 (Ring 4)</text:p>
      <text:p text:style-name="Standard">input <text:s text:c="2"/>5 is a channel to 13 to 14 (Ring 8)</text:p>
      <text:p text:style-name="Standard">Output <text:s/>1 is a channel from 13 to 14 (Ring 1)</text:p>
      <text:p text:style-name="Standard">Output <text:s/>2 is a channel from 13 to 12 (Ring 2)</text:p>
      <text:p text:style-name="Standard">Output <text:s/>3 is a channel from 13 to 12 (Ring 3)</text:p>
      <text:p text:style-name="Standard">Output <text:s/>4 is a channel from 13 to 9 (Ring 4)</text:p>
      <text:p text:style-name="Standard">Output <text:s/>5 is a channel from 13 to 12 (Ring 8)</text:p>
      <text:p text:style-name="Standard">At router 14 = 14</text:p>
      <text:p text:style-name="Standard">input <text:s text:c="2"/>1 is a channel to 14 to 13 (Ring 1)</text:p>
      <text:p text:style-name="Standard">input <text:s text:c="2"/>2 is a channel to 14 to 10 (Ring 3)</text:p>
      <text:p text:style-name="Standard">input <text:s text:c="2"/>3 is a channel to 14 to 15 (Ring 4)</text:p>
      <text:p text:style-name="Standard">input <text:s text:c="2"/>4 is a channel to 14 to 15 (Ring 5)</text:p>
      <text:p text:style-name="Standard">input <text:s text:c="2"/>5 is a channel to 14 to 15 (Ring 8)</text:p>
      <text:p text:style-name="Standard">Output <text:s/>1 is a channel from 14 to 15 (Ring 1)</text:p>
      <text:p text:style-name="Standard">Output <text:s/>2 is a channel from 14 to 13 (Ring 3)</text:p>
      <text:p text:style-name="Standard">Output <text:s/>3 is a channel from 14 to 13 (Ring 4)</text:p>
      <text:p text:style-name="Standard">Output <text:s/>4 is a channel from 14 to 10 (Ring 5)</text:p>
      <text:p text:style-name="Standard">Output <text:s/>5 is a channel from 14 to 13 (Ring 8)</text:p>
      <text:p text:style-name="Standard">At router 15 = 15</text:p>
      <text:p text:style-name="Standard">input <text:s text:c="2"/>1 is a channel to 15 to 14 (Ring 1)</text:p>
      <text:p text:style-name="Standard">input <text:s text:c="2"/>2 is a channel to 15 to 11 (Ring 4)</text:p>
      <text:p text:style-name="Standard">input <text:s text:c="2"/>3 is a channel to 15 to 11 (Ring 5)</text:p>
      <text:p text:style-name="Standard">input <text:s text:c="2"/>4 is a channel to 15 to 11 (Ring 8)</text:p>
      <text:p text:style-name="Standard">Output <text:s/>1 is a channel from 15 to 11 (Ring 1)</text:p>
      <text:p text:style-name="Standard">Output <text:s/>2 is a channel from 15 to 14 (Ring 4)</text:p>
      <text:p text:style-name="Standard">Output <text:s/>3 is a channel from 15 to 14 (Ring 5)</text:p>
      <text:p text:style-name="Standard"><text:soft-page-break/>Output <text:s/>4 is a channel from 15 to 14 (Ring 8)</text:p>
      <text:p text:style-name="Standard"/>
      <text:p text:style-name="Standard"/>
      <text:p text:style-name="Standard">==================== <text:s/>{---- END ----} ====================</text:p>
      <text:p text:style-name="Standard"/>
      <text:p text:style-name="Standard"/>
      <text:p text:style-name="Standard">==========================================================</text:p>
      <text:p text:style-name="Standard">==========================================================</text:p>
      <text:p text:style-name="Standard">============ <text:s/>{---- Starting Simulation ----} ============</text:p>
      <text:p text:style-name="Standard">==========================================================</text:p>
      <text:p text:style-name="Standard">==========================================================</text:p>
      <text:p text:style-name="Standard"/>
      <text:p text:style-name="Standard"/>
      <text:p text:style-name="Standard"/>
      <text:p text:style-name="Standard">Error in traffic_manager : Flit 1 arrived at incorrect output 15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8:30:48.029539958</meta:creation-date>
    <dc:date>2023-10-28T18:31:18.921454398</dc:date>
    <meta:editing-duration>PT31S</meta:editing-duration>
    <meta:editing-cycles>1</meta:editing-cycles>
    <meta:document-statistic meta:table-count="0" meta:image-count="0" meta:object-count="0" meta:page-count="7" meta:paragraph-count="294" meta:word-count="2566" meta:character-count="11630" meta:non-whitespace-character-count="9097"/>
    <meta:generator>LibreOffice/7.3.7.2$Linux_AARCH64 LibreOffice_project/30$Build-2</meta:generator>
  </office:meta>
</office:document-meta>
</file>